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256" table:style-name="ce31">
            <text:p>8256</text:p>
          </table:table-cell>
          <table:table-cell office:value-type="float" office:value="7318.6499999999978" table:style-name="ce34">
            <text:p>7318.65</text:p>
          </table:table-cell>
          <table:table-cell office:value-type="float" office:value="13813" table:style-name="ce51">
            <text:p>13813</text:p>
          </table:table-cell>
          <table:table-cell office:value-type="float" office:value="12713.940000000019" table:style-name="ce52">
            <text:p>12713.94</text:p>
          </table:table-cell>
          <table:table-cell office:value-type="float" office:value="7781" table:style-name="ce54">
            <text:p>7781</text:p>
          </table:table-cell>
          <table:table-cell office:value-type="float" office:value="7514.9200000000055" table:style-name="ce67">
            <text:p>7514.92</text:p>
          </table:table-cell>
          <table:table-cell office:value-type="float" office:value="2723" table:style-name="ce69">
            <text:p>2723</text:p>
          </table:table-cell>
          <table:table-cell office:value-type="float" office:value="2660.44" table:style-name="ce70">
            <text:p>2660.44</text:p>
          </table:table-cell>
          <table:table-cell office:value-type="float" office:value="261" table:style-name="ce84">
            <text:p>261</text:p>
          </table:table-cell>
          <table:table-cell office:value-type="float" office:value="257.68" table:style-name="ce87">
            <text:p>257.68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2836" table:content-validation-name="val2" table:style-name="ce103">
            <text:p>32,836</text:p>
          </table:table-cell>
          <table:table-cell office:value-type="float" office:value="30467.630000000023" table:content-validation-name="val2" table:style-name="ce104">
            <text:p>30,467.63</text:p>
          </table:table-cell>
          <table:table-cell office:value-type="float" office:value="1404" table:style-name="ce106">
            <text:p>1404</text:p>
          </table:table-cell>
          <table:table-cell office:value-type="float" office:value="1320.9799999999982" table:style-name="ce107">
            <text:p>1320.98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04" table:style-name="ce141">
            <text:p>1,404</text:p>
          </table:table-cell>
          <table:table-cell office:value-type="float" office:value="1320.9799999999982" table:style-name="ce143">
            <text:p>1,320.98</text:p>
          </table:table-cell>
          <table:table-cell office:value-type="float" office:value="34240" table:content-validation-name="val2" table:style-name="ce142">
            <text:p>34,240</text:p>
          </table:table-cell>
          <table:table-cell office:value-type="float" office:value="31788.610000000022" table:content-validation-name="val2" table:style-name="ce144">
            <text:p>31,788.61</text:p>
          </table:table-cell>
          <table:table-cell office:value-type="currency" office:value="77871829.599999994" table:content-validation-name="val1" table:style-name="ce12">
            <text:p>£77,871,829.60</text:p>
          </table:table-cell>
          <table:table-cell office:value-type="currency" office:value="10144826.979999989" table:content-validation-name="val1" table:style-name="ce12">
            <text:p>£10,144,826.98</text:p>
          </table:table-cell>
          <table:table-cell office:value-type="currency" office:value="359786.37" table:content-validation-name="val1" table:style-name="ce12">
            <text:p>£359,786.37</text:p>
          </table:table-cell>
          <table:table-cell office:value-type="currency" office:value="1137037.6100000001" table:content-validation-name="val1" table:style-name="ce12">
            <text:p>£1,137,037.61</text:p>
          </table:table-cell>
          <table:table-cell office:value-type="currency" office:value="17170659.5" table:content-validation-name="val1" table:style-name="ce12">
            <text:p>£17,170,659.50</text:p>
          </table:table-cell>
          <table:table-cell office:value-type="currency" office:value="8613901.1600000001" table:content-validation-name="val1" table:style-name="ce12">
            <text:p>£8,613,901.16</text:p>
          </table:table-cell>
          <table:table-cell office:value-type="currency" office:value="115298041.21999998" table:style-name="ce13">
            <text:p>£115,298,041.22</text:p>
          </table:table-cell>
          <table:table-cell office:value-type="currency" office:value="7250848.5" table:content-validation-name="val1" table:style-name="ce14">
            <text:p>£7,250,848.50</text:p>
          </table:table-cell>
          <table:table-cell office:value-type="currency" office:value="4961827.8699999992" table:content-validation-name="val1" table:style-name="ce14">
            <text:p>£4,961,827.87</text:p>
          </table:table-cell>
          <table:table-cell office:value-type="currency" office:value="12212676.369999999" table:style-name="ce13">
            <text:p>£12,212,676.37</text:p>
          </table:table-cell>
          <table:table-cell office:value-type="currency" office:value="127510717.58999999" table:style-name="ce15">
            <text:p>£127,510,717.5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86" table:style-name="ce32">
            <text:p>386</text:p>
          </table:table-cell>
          <table:table-cell office:value-type="float" office:value="304.971" table:style-name="ce33">
            <text:p>304.97</text:p>
          </table:table-cell>
          <table:table-cell office:value-type="float" office:value="277" table:style-name="ce50">
            <text:p>277</text:p>
          </table:table-cell>
          <table:table-cell office:value-type="float" office:value="247.05199999999999" table:style-name="ce53">
            <text:p>247.05</text:p>
          </table:table-cell>
          <table:table-cell office:value-type="float" office:value="341" table:style-name="ce55">
            <text:p>341</text:p>
          </table:table-cell>
          <table:table-cell office:value-type="float" office:value="324.358" table:style-name="ce66">
            <text:p>324.36</text:p>
          </table:table-cell>
          <table:table-cell office:value-type="float" office:value="54" table:style-name="ce68">
            <text:p>54</text:p>
          </table:table-cell>
          <table:table-cell office:value-type="float" office:value="53.941000000000003" table:style-name="ce71">
            <text:p>53.94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73" table:content-validation-name="val2" table:style-name="ce102">
            <text:p>1,073</text:p>
          </table:table-cell>
          <table:table-cell office:value-type="float" office:value="940.11200000000008" table:content-validation-name="val2" table:style-name="ce105">
            <text:p>940.11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8" table:style-name="ce140">
            <text:p>8</text:p>
          </table:table-cell>
          <table:table-cell office:value-type="float" office:value="8" table:style-name="ce153">
            <text:p>8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8" table:style-name="ce171">
            <text:p>8</text:p>
          </table:table-cell>
          <table:table-cell office:value-type="float" office:value="8" table:style-name="ce173">
            <text:p>8.00</text:p>
          </table:table-cell>
          <table:table-cell office:value-type="float" office:value="1081" table:content-validation-name="val2" table:style-name="ce145">
            <text:p>1,081</text:p>
          </table:table-cell>
          <table:table-cell office:value-type="float" office:value="948.11200000000008" table:content-validation-name="val2" table:style-name="ce172">
            <text:p>948.11</text:p>
          </table:table-cell>
          <table:table-cell office:value-type="currency" office:value="2186115.4700000072" table:content-validation-name="val1" table:style-name="ce12">
            <text:p>£2,186,115.47</text:p>
          </table:table-cell>
          <table:table-cell office:value-type="currency" office:value="34536.30999999999" table:content-validation-name="val1" table:style-name="ce12">
            <text:p>£34,536.31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1330.93" table:content-validation-name="val1" table:style-name="ce12">
            <text:p>£51,330.93</text:p>
          </table:table-cell>
          <table:table-cell office:value-type="currency" office:value="445007.08000000077" table:content-validation-name="val1" table:style-name="ce12">
            <text:p>£445,007.08</text:p>
          </table:table-cell>
          <table:table-cell office:value-type="currency" office:value="207594.88999999917" table:content-validation-name="val1" table:style-name="ce12">
            <text:p>£207,594.89</text:p>
          </table:table-cell>
          <table:table-cell office:value-type="currency" office:value="2924584.6800000076" table:style-name="ce13">
            <text:p>£2,924,584.68</text:p>
          </table:table-cell>
          <table:table-cell office:value-type="currency" office:value="52124" table:content-validation-name="val1" table:style-name="ce14">
            <text:p>£52,124.00</text:p>
          </table:table-cell>
          <table:table-cell office:value-type="currency" office:value="248994" table:content-validation-name="val1" table:style-name="ce14">
            <text:p>£248,994.00</text:p>
          </table:table-cell>
          <table:table-cell office:value-type="currency" office:value="301118" table:style-name="ce13">
            <text:p>£301,118.00</text:p>
          </table:table-cell>
          <table:table-cell office:value-type="currency" office:value="3225702.6800000076" table:style-name="ce15">
            <text:p>£3,225,702.6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204" table:style-name="ce30">
            <text:p>204</text:p>
          </table:table-cell>
          <table:table-cell office:value-type="float" office:value="197.1" table:style-name="ce35">
            <text:p>197.10</text:p>
          </table:table-cell>
          <table:table-cell office:value-type="float" office:value="496" table:style-name="ce42">
            <text:p>496</text:p>
          </table:table-cell>
          <table:table-cell office:value-type="float" office:value="480.7" table:style-name="ce49">
            <text:p>480.70</text:p>
          </table:table-cell>
          <table:table-cell office:value-type="float" office:value="263" table:style-name="ce56">
            <text:p>263</text:p>
          </table:table-cell>
          <table:table-cell office:value-type="float" office:value="254.9" table:style-name="ce57">
            <text:p>254.90</text:p>
          </table:table-cell>
          <table:table-cell office:value-type="float" office:value="44" table:style-name="ce60">
            <text:p>44</text:p>
          </table:table-cell>
          <table:table-cell office:value-type="float" office:value="43.8" table:style-name="ce79">
            <text:p>43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25" table:content-validation-name="val2" table:style-name="ce102">
            <text:p>1,025</text:p>
          </table:table-cell>
          <table:table-cell office:value-type="float" office:value="988.59999999999991" table:content-validation-name="val2" table:style-name="ce116">
            <text:p>988.60</text:p>
          </table:table-cell>
          <table:table-cell office:value-type="float" office:value="30" table:style-name="ce119">
            <text:p>30</text:p>
          </table:table-cell>
          <table:table-cell office:value-type="float" office:value="28.7" table:style-name="ce122">
            <text:p>28.7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5" table:style-name="ce133">
            <text:p>5</text:p>
          </table:table-cell>
          <table:table-cell office:value-type="float" office:value="2.2999999999999998" table:style-name="ce160">
            <text:p>2.3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35" table:style-name="ce171">
            <text:p>35</text:p>
          </table:table-cell>
          <table:table-cell office:value-type="float" office:value="31" table:style-name="ce146">
            <text:p>31.00</text:p>
          </table:table-cell>
          <table:table-cell office:value-type="float" office:value="1060" table:content-validation-name="val2" table:style-name="ce145">
            <text:p>1,060</text:p>
          </table:table-cell>
          <table:table-cell office:value-type="float" office:value="1019.5999999999999" table:content-validation-name="val2" table:style-name="ce148">
            <text:p>1,019.60</text:p>
          </table:table-cell>
          <table:table-cell office:value-type="currency" office:value="3132988" table:content-validation-name="val1" table:style-name="ce12">
            <text:p>£3,132,988.00</text:p>
          </table:table-cell>
          <table:table-cell office:value-type="currency" office:value="162172" table:content-validation-name="val1" table:style-name="ce12">
            <text:p>£162,17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7423" table:content-validation-name="val1" table:style-name="ce12">
            <text:p>£47,423.00</text:p>
          </table:table-cell>
          <table:table-cell office:value-type="currency" office:value="639625" table:content-validation-name="val1" table:style-name="ce12">
            <text:p>£639,625.00</text:p>
          </table:table-cell>
          <table:table-cell office:value-type="currency" office:value="325109" table:content-validation-name="val1" table:style-name="ce12">
            <text:p>£325,109.00</text:p>
          </table:table-cell>
          <table:table-cell office:value-type="currency" office:value="4307317" table:style-name="ce13">
            <text:p>£4,307,317.00</text:p>
          </table:table-cell>
          <table:table-cell office:value-type="currency" office:value="158431" table:content-validation-name="val1" table:style-name="ce14">
            <text:p>£158,431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58431" table:style-name="ce13">
            <text:p>£158,431.00</text:p>
          </table:table-cell>
          <table:table-cell office:value-type="currency" office:value="4465748" table:style-name="ce15">
            <text:p>£4,465,748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" table:style-name="ce37">
            <text:p>4</text:p>
          </table:table-cell>
          <table:table-cell office:value-type="float" office:value="3.6" table:style-name="ce39">
            <text:p>3.6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40" table:style-name="ce61">
            <text:p>40</text:p>
          </table:table-cell>
          <table:table-cell office:value-type="float" office:value="39.799999999999997" table:style-name="ce58">
            <text:p>39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4" table:content-validation-name="val2" table:style-name="ce102">
            <text:p>54</text:p>
          </table:table-cell>
          <table:table-cell office:value-type="float" office:value="52.999999999999993" table:content-validation-name="val2" table:style-name="ce117">
            <text:p>53.00</text:p>
          </table:table-cell>
          <table:table-cell office:value-type="float" office:value="2" table:style-name="ce120">
            <text:p>2</text:p>
          </table:table-cell>
          <table:table-cell office:value-type="float" office:value="1.6" table:style-name="ce121">
            <text:p>1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2" table:style-name="ce171">
            <text:p>2</text:p>
          </table:table-cell>
          <table:table-cell office:value-type="float" office:value="1.6" table:style-name="ce147">
            <text:p>1.60</text:p>
          </table:table-cell>
          <table:table-cell office:value-type="float" office:value="56" table:content-validation-name="val2" table:style-name="ce145">
            <text:p>56</text:p>
          </table:table-cell>
          <table:table-cell office:value-type="float" office:value="54.599999999999994" table:content-validation-name="val2" table:style-name="ce149">
            <text:p>54.60</text:p>
          </table:table-cell>
          <table:table-cell office:value-type="currency" office:value="161385.71" table:content-validation-name="val1" table:style-name="ce12">
            <text:p>£161,385.71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3083.24" table:content-validation-name="val1" table:style-name="ce12">
            <text:p>£33,083.24</text:p>
          </table:table-cell>
          <table:table-cell office:value-type="currency" office:value="16971.740000000002" table:content-validation-name="val1" table:style-name="ce12">
            <text:p>£16,971.74</text:p>
          </table:table-cell>
          <table:table-cell office:value-type="currency" office:value="212430.36" table:style-name="ce13">
            <text:p>£212,430.36</text:p>
          </table:table-cell>
          <table:table-cell office:value-type="currency" office:value="3192" table:content-validation-name="val1" table:style-name="ce14">
            <text:p>£3,19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192" table:style-name="ce13">
            <text:p>£3,192.00</text:p>
          </table:table-cell>
          <table:table-cell office:value-type="currency" office:value="215622.36" table:style-name="ce15">
            <text:p>£215,622.3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1" table:style-name="ce36">
            <text:p>81</text:p>
          </table:table-cell>
          <table:table-cell office:value-type="float" office:value="67.81" table:style-name="ce38">
            <text:p>67.81</text:p>
          </table:table-cell>
          <table:table-cell office:value-type="float" office:value="90" table:style-name="ce45">
            <text:p>90</text:p>
          </table:table-cell>
          <table:table-cell office:value-type="float" office:value="89.13" table:style-name="ce47">
            <text:p>89.13</text:p>
          </table:table-cell>
          <table:table-cell office:value-type="float" office:value="68" table:style-name="ce62">
            <text:p>68</text:p>
          </table:table-cell>
          <table:table-cell office:value-type="float" office:value="66.72" table:style-name="ce64">
            <text:p>66.72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92">
            <text:p>5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67" table:content-validation-name="val2" table:style-name="ce102">
            <text:p>267</text:p>
          </table:table-cell>
          <table:table-cell office:value-type="float" office:value="246.28" table:content-validation-name="val2" table:style-name="ce111">
            <text:p>246.28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5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3" table:style-name="ce127">
            <text:p>3</text:p>
          </table:table-cell>
          <table:table-cell office:value-type="float" office:value="2.4" table:style-name="ce166">
            <text:p>2.4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3" table:style-name="ce171">
            <text:p>3</text:p>
          </table:table-cell>
          <table:table-cell office:value-type="float" office:value="2.4" table:style-name="ce174">
            <text:p>2.40</text:p>
          </table:table-cell>
          <table:table-cell office:value-type="float" office:value="270" table:content-validation-name="val2" table:style-name="ce145">
            <text:p>270</text:p>
          </table:table-cell>
          <table:table-cell office:value-type="float" office:value="248.68" table:content-validation-name="val2" table:style-name="ce150">
            <text:p>248.68</text:p>
          </table:table-cell>
          <table:table-cell office:value-type="currency" office:value="729651.36" table:content-validation-name="val1" table:style-name="ce12">
            <text:p>£729,651.36</text:p>
          </table:table-cell>
          <table:table-cell office:value-type="currency" office:value="30214.97" table:content-validation-name="val1" table:style-name="ce12">
            <text:p>£30,214.97</text:p>
          </table:table-cell>
          <table:table-cell office:value-type="currency" office:value="3750" table:content-validation-name="val1" table:style-name="ce12">
            <text:p>£3,750.00</text:p>
          </table:table-cell>
          <table:table-cell office:value-type="currency" office:value="18604.78" table:content-validation-name="val1" table:style-name="ce12">
            <text:p>£18,604.78</text:p>
          </table:table-cell>
          <table:table-cell office:value-type="currency" office:value="132211.78" table:content-validation-name="val1" table:style-name="ce12">
            <text:p>£132,211.78</text:p>
          </table:table-cell>
          <table:table-cell office:value-type="currency" office:value="82001.64" table:content-validation-name="val1" table:style-name="ce12">
            <text:p>£82,001.64</text:p>
          </table:table-cell>
          <table:table-cell office:value-type="currency" office:value="996434.53" table:style-name="ce13">
            <text:p>£996,434.53</text:p>
          </table:table-cell>
          <table:table-cell office:value-type="currency" office:value="44787.64" table:content-validation-name="val1" table:style-name="ce14">
            <text:p>£44,787.6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4787.64" table:style-name="ce13">
            <text:p>£44,787.64</text:p>
          </table:table-cell>
          <table:table-cell office:value-type="currency" office:value="1041222.17" table:style-name="ce15">
            <text:p>£1,041,222.1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0">
            <text:p>7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7" table:style-name="ce63">
            <text:p>97</text:p>
          </table:table-cell>
          <table:table-cell office:value-type="float" office:value="95.24" table:style-name="ce65">
            <text:p>95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3">
            <text:p>1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3" table:content-validation-name="val2" table:style-name="ce109">
            <text:p>123</text:p>
          </table:table-cell>
          <table:table-cell office:value-type="float" office:value="119.52" table:content-validation-name="val2" table:style-name="ce110">
            <text:p>119.5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3" table:content-validation-name="val2" table:style-name="ce152">
            <text:p>123</text:p>
          </table:table-cell>
          <table:table-cell office:value-type="float" office:value="119.52" table:content-validation-name="val2" table:style-name="ce151">
            <text:p>119.52</text:p>
          </table:table-cell>
          <table:table-cell office:value-type="currency" office:value="312539.62" table:content-validation-name="val1" table:style-name="ce12">
            <text:p>£312,539.62</text:p>
          </table:table-cell>
          <table:table-cell office:value-type="currency" office:value="6154.45" table:content-validation-name="val1" table:style-name="ce12">
            <text:p>£6,154.4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2514.32" table:content-validation-name="val1" table:style-name="ce12">
            <text:p>£62,514.32</text:p>
          </table:table-cell>
          <table:table-cell office:value-type="currency" office:value="32369.24" table:content-validation-name="val1" table:style-name="ce12">
            <text:p>£32,369.24</text:p>
          </table:table-cell>
          <table:table-cell office:value-type="currency" office:value="413577.63" table:style-name="ce13">
            <text:p>£413,577.6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3577.63" table:style-name="ce15">
            <text:p>£413,577.63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3-26T14:09:40Z</dc:date>
  </office:meta>
</office:document-meta>
</file>